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9a0fa" officeooo:paragraph-rsid="0019a0fa"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9a0fa" officeooo:paragraph-rsid="0019a0fa"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a9f51" officeooo:paragraph-rsid="001a9f51"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9a0fa" officeooo:paragraph-rsid="0019a0f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a9f51" officeooo:paragraph-rsid="001a9f51" style:font-size-asian="10.5pt" style:font-weight-asian="normal" style:font-size-complex="12pt" style:font-weight-complex="normal"/>
    </style:style>
    <style:style style:name="T1" style:family="text">
      <style:text-properties officeooo:rsid="001a9f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sona Review</text:p>
      <text:p text:style-name="P2">Ethan Hunt:</text:p>
      <text:p text:style-name="P4">Ethan hunt is a good persona to look at to be able to figure out what the older generation might be looking for in our product. This is because his two main flaws are very common in older people. Using this info we can adapt the product to either have more user friendly options or make the product more user friendly from the get go. To do this we need to make it as accessible and make sure you do not have to have technological skills to be able to use it. We also want to make sure it is robust and sturdy as damaging it might be a common problem with clumsy people or people who work in very active positions.</text:p>
      <text:p text:style-name="P4"/>
      <text:p text:style-name="P2">Jack Reacher:</text:p>
      <text:p text:style-name="P4">From Jack Reacher we know that we need to add many privacy options (e.g. opt out of location services). We also know that to appease the market of low income or people who are frugal about their money we need to make sure the product has a long life span so that users are not having to go through the process of buying a new version of the product each year. <text:span text:style-name="T1">If possible we want to also add offline usability to the product for users who work out in the field, such as farmers. Finally we will want to add both android and IOS support so that we can hit a wide market of users.</text:span></text:p>
      <text:p text:style-name="P4"/>
      <text:p text:style-name="P3">Tom Cruise:</text:p>
      <text:p text:style-name="P5">Doing a review of Tom Cruise we know that we need to add usability for people with impairments, the largest one being vision. This will include adding colour blind options and closed captions to be able to satisfy the two largest vision impairm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2T08:38:56.041000000</meta:creation-date>
    <dc:date>2022-03-12T08:52:26.695000000</dc:date>
    <meta:editing-duration>PT13M30S</meta:editing-duration>
    <meta:editing-cycles>3</meta:editing-cycles>
    <meta:generator>LibreOffice/7.3.0.3$Windows_X86_64 LibreOffice_project/0f246aa12d0eee4a0f7adcefbf7c878fc2238db3</meta:generator>
    <meta:document-statistic meta:table-count="0" meta:image-count="0" meta:object-count="0" meta:page-count="1" meta:paragraph-count="7" meta:word-count="288" meta:character-count="1490" meta:non-whitespace-character-count="1209"/>
  </office:meta>
</office:document-meta>
</file>